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paragraph-properties fo:margin-top="0in" fo:margin-bottom="0in"/>
    </style:style>
    <style:style style:name="P3" style:family="paragraph" style:parent-style-name="Text_20_body" style:list-style-name="L2"/>
    <text:list-style style:name="L1">
      <text:list-level-style-bullet text:level="1" text:style-name="Bullet_20_Symbols" style:num-suffix="." text:bullet-char="•">
        <style:list-level-properties text:space-before="0.0535in" text:min-label-width="0.1965in"/>
        <style:text-properties style:font-name="StarSymbol"/>
      </text:list-level-style-bullet>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1">ctypes</text:p>
        </text:list-item>
      </text:list>
      <text:list text:style-name="L2">
        <text:list-item>
          <text:p text:style-name="P2">What is ctypes?</text:p>
          <text:list>
            <text:list-item>
              <text:p text:style-name="P2">Mechanism for creating extension modules</text:p>
            </text:list-item>
            <text:list-item>
              <text:p text:style-name="P2">Wraps shared C libraries (DLLs, SOs) for use by Python</text:p>
            </text:list-item>
            <text:list-item>
              <text:p text:style-name="P2">No compilation required</text:p>
            </text:list-item>
          </text:list>
        </text:list-item>
        <text:list-item>
          <text:p text:style-name="P2">How does it work?</text:p>
          <text:list>
            <text:list-item>
              <text:p text:style-name="P2">Library libffi, marshals argument-sets provided as data-values into arguments to a C callable using a given calling convention, unpacks the return value and returns to the caller</text:p>
            </text:list-item>
            <text:list-item>
              <text:p text:style-name="P2">Wrapper to the libffi library for use with Python</text:p>
            </text:list-item>
            <text:list-item>
              <text:p text:style-name="P2">Takes set of Python arguments and turns into a marshalled set of arguments for libffi</text:p>
            </text:list-item>
          </text:list>
        </text:list-item>
        <text:list-item>
          <text:p text:style-name="P2">How do you use it?</text:p>
          <text:list>
            <text:list-item>
              <text:p text:style-name="P2">Live exploration</text:p>
            </text:list-item>
            <text:list-item>
              <text:p text:style-name="P2">Auto generation</text:p>
            </text:list-item>
          </text:list>
        </text:list-item>
        <text:list-item>
          <text:p text:style-name="P2">Why would you use it?</text:p>
        </text:list-item>
        <text:list-item>
          <text:p text:style-name="P2">Where/when would you use it?</text:p>
        </text:list-item>
        <text:list-item>
          <text:p text:style-name="P2"/>
        </text:list-item>
        <text:list-item>
          <text:p text:style-name="P2"/>
        </text:list-item>
        <text:list-item>
          <text:p text:style-name="P2"/>
        </text:list-item>
        <text:list-item>
          <text:p text:style-name="P2"/>
        </text:list-item>
        <text:list-item>
          <text:p text:style-name="P2">Live exploration mode</text:p>
          <text:list>
            <text:list-item>
              <text:p text:style-name="P2">What I used to create the wxPyAppBar for Win32 machines </text:p>
            </text:list-item>
            <text:list-item>
              <text:p text:style-name="P2">Allows you to interactively explore the dll/so in order to determine what is going to work</text:p>
            </text:list-item>
            <text:list-item>
              <text:p text:style-name="P2">Extremely powerful, but not great for large libraries</text:p>
            </text:list-item>
          </text:list>
        </text:list-item>
        <text:list-item>
          <text:p text:style-name="P2">Access a couple of functions from a shared library </text:p>
          <text:list>
            <text:list-item>
              <text:p text:style-name="P2">Often a proprietary or little-used one (not enough to be covered by a bigger library) </text:p>
            </text:list-item>
            <text:list-item>
              <text:p text:style-name="P2">Or some little tool that doesn't want a large external dependency (e.g. win32ui)</text:p>
            </text:list-item>
          </text:list>
        </text:list-item>
        <text:list-item>
          <text:p text:style-name="P2">Auto generation mode</text:p>
          <text:list>
            <text:list-item>
              <text:p text:style-name="P2">Larger projects possible, became reasonable to work on an OpenGL wrapper</text:p>
            </text:list-item>
            <text:list-item>
              <text:p text:style-name="P2">Header interpretation (doesn't have customised header customisation as in SWIG)</text:p>
            </text:list-item>
            <text:list-item>
              <text:p text:style-name="P2">You have to wrap the results with some Python code to make it work normally</text:p>
            </text:list-item>
            <text:list-item>
              <text:p text:style-name="P2">Tool is written as a (simple) Python wrapper around the output of gccxml</text:p>
            </text:list-item>
            <text:list-item>
              <text:p text:style-name="P2">gccxml is fairly widely used and standard</text:p>
            </text:list-item>
          </text:list>
        </text:list-item>
        <text:list-item>
          <text:p text:style-name="P2">Problems</text:p>
          <text:list>
            <text:list-item>
              <text:p text:style-name="P2">Dependency installation </text:p>
              <text:list>
                <text:list-item>
                  <text:p text:style-name="P2">If you are not dealing with a system library you often need to install a binary extension anyway, if you're working with an Open Source library, that often means compiling it... right back to the need to have a compiler for your platform </text:p>
                </text:list-item>
                <text:list-item>
                  <text:p text:style-name="P2">Distutils is not really great at setting up non Python extension dll/so compilations, it's actually reasonably good at the Python extension</text:p>
                </text:list-item>
              </text:list>
            </text:list-item>
            <text:list-item>
              <text:p text:style-name="P2">Non-DLL/.so libraries</text:p>
              <text:list>
                <text:list-item>
                  <text:p text:style-name="P2">Have to build as a DLL to be available</text:p>
                </text:list-item>
              </text:list>
            </text:list-item>
            <text:list-item>
              <text:p text:style-name="P2">C++ </text:p>
              <text:list>
                <text:list-item>
                  <text:p text:style-name="P2">Just doesn't work, no work being done to support it</text:p>
                </text:list-item>
                <text:list-item>
                  <text:p text:style-name="P2">In theory you could write calling conventions for every version of every compiler that has a different name-mangling mechanism and use that, but AFAIK no-one has cared enough to do so</text:p>
                </text:list-item>
              </text:list>
            </text:list-item>
            <text:list-item>
              <text:p text:style-name="P2">Macro-heavy interfaces not very useful</text:p>
              <text:list>
                <text:list-item>
                  <text:p text:style-name="P2">You don't get access to most macros (though the auto-generator will do some freaky stuff to try an include very simple ones as transliterated Python code)</text:p>
                </text:list-item>
                <text:list-item>
                  <text:p text:style-name="P2">“Optimised” cases (inlined code via macros) become extremely slow (Python) code if they work at all</text:p>
                </text:list-item>
              </text:list>
            </text:list-item>
            <text:list-item>
              <text:p text:style-name="P2">Speed </text:p>
              <text:list>
                <text:list-item>
                  <text:p text:style-name="P2">10x slower (or so), but see caveats regarding the speed of Python in general</text:p>
                </text:list-item>
                <text:list-item>
                  <text:p text:style-name="P2">The low-level operations are all about the same speed as the alternatives</text:p>
                </text:list-item>
                <text:list-item>
                  <text:p text:style-name="P2">But the conversion from Python to C is combination of C and Python, so can be slow, all of your customisation is going to be in Python, so it's slower there</text:p>
                </text:list-item>
              </text:list>
            </text:list-item>
            <text:list-item>
              <text:p text:style-name="P2">Low-level APIs result from the automatic generation</text:p>
              <text:list>
                <text:list-item>
                  <text:p text:style-name="P2">You can wrap them with higher-level APIs</text:p>
                </text:list-item>
                <text:list-item>
                  <text:p text:style-name="P2">Can be quite painful (non-Pythonic) with the default (same as with almost any auto-generation system)</text:p>
                </text:list-item>
              </text:list>
            </text:list-item>
            <text:list-item>
              <text:p text:style-name="P2">Reference counting issues when passing pointers and the like</text:p>
            </text:list-item>
          </text:list>
        </text:list-item>
        <text:list-item>
          <text:p text:style-name="P2">Documentation is still somewhat sparse</text:p>
          <text:list>
            <text:list-item>
              <text:p text:style-name="P2">How to do X is missing for many values of X</text:p>
            </text:list-item>
          </text:list>
        </text:list-item>
        <text:list-item>
          <text:p text:style-name="P2">But generally you *can* do it, it's just possibly not obvious to you</text:p>
        </text:list-item>
        <text:list-item>
          <text:p text:style-name="P2">Advantages</text:p>
          <text:list>
            <text:list-item>
              <text:p text:style-name="P2">Code in Python</text:p>
              <text:list>
                <text:list-item>
                  <text:p text:style-name="P2">No compilation time, test-run-debug cycle</text:p>
                </text:list-item>
                <text:list-item>
                  <text:p text:style-name="P2">No compilation tools, less annoyance in supporting platforms for which we don't have readily available free compilers</text:p>
                </text:list-item>
                <text:list-item>
                  <text:p text:style-name="P2">Lowers barrier of entry for users to develop for the system</text:p>
                </text:list-item>
              </text:list>
            </text:list-item>
            <text:list-item>
              <text:p text:style-name="P2">Allows entirely external developers to code "spike tests" that can be turned into core code (same approach, no need to integrate into the whole system before you can do anything at all)</text:p>
            </text:list-item>
            <text:list-item>
              <text:p text:style-name="P2">Interactive exploration and testing, fire up an interpreter and poke around until you find out what works</text:p>
            </text:list-item>
            <text:list-item>
              <text:p text:style-name="P2">Dynamic Nature</text:p>
              <text:list>
                <text:list-item>
                  <text:p text:style-name="P2">Isolate code into platform-specific areas, no IFDEF macro clutter in the main code-base</text:p>
                </text:list-item>
                <text:list-item>
                  <text:p text:style-name="P2">Allow for cross-cutting of functionality (e.g. include logging functionality in every function in the wrapper with a run-time flag)</text:p>
                </text:list-item>
                <text:list-item>
                  <text:p text:style-name="P2">Run-time adaptation to different libraries (e.g. FreeGLUT versus OpenGLUT versus GLUT)</text:p>
                </text:list-item>
                <text:list-item>
                  <text:p text:style-name="P2">Allow us to do run-time checking and tests to determine what code to use (e.g. numpy/Numeric/Numarray)</text:p>
                </text:list-item>
              </text:list>
            </text:list-item>
            <text:list-item>
              <text:p text:style-name="P2">Everything is explicit</text:p>
              <text:list>
                <text:list-item>
                  <text:p text:style-name="P2">No macro expansion upon macro expansion</text:p>
                </text:list-item>
              </text:list>
            </text:list-item>
            <text:list-item>
              <text:p text:style-name="P2">Tracebacks include the conversions</text:p>
            </text:list-item>
            <text:list-item>
              <text:p text:style-name="P2">PDB can step through them</text:p>
            </text:list-item>
            <text:list-item>
              <text:p text:style-name="P2">No binary debugger required</text:p>
            </text:list-item>
            <text:list-item>
              <text:p text:style-name="P2">Eventual PyPy compatibility</text:p>
              <text:list>
                <text:list-item>
                  <text:p text:style-name="P3">Including potential to compile down to a binary for speed...</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Mike Fletcher</meta:initial-creator>
    <meta:creation-date>2007-01-10T17:05:34</meta:creation-date>
    <dc:creator>Mike Fletcher</dc:creator>
    <dc:date>2007-01-11T23:44:35</dc:date>
    <dc:language>en-US</dc:language>
    <meta:editing-cycles>8</meta:editing-cycles>
    <meta:editing-duration>PT3H0M27S</meta:editing-duration>
    <meta:user-defined meta:name="Info 1"/>
    <meta:user-defined meta:name="Info 2"/>
    <meta:user-defined meta:name="Info 3"/>
    <meta:user-defined meta:name="Info 4"/>
    <meta:document-statistic meta:table-count="0" meta:image-count="0" meta:object-count="0" meta:page-count="2" meta:paragraph-count="69" meta:word-count="730" meta:character-count="4255"/>
  </office:meta>
</office:document-meta>
</file>